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formanceMonitorInterceptorTests.testSuffixAndPrefixAssig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formanceMonitorInterceptorTests.testExceptionPathStillLogsPerformanceMetric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formanceMonitorInterceptorTests.testSunnyDayPathLogsPerformanceMetric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